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c0c0c0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c0c0c0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20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/>
            <text:p text:style-name="P11"><text:span text:style-name="T7">Matrícula <text:s/></text:span><text:span text:style-name="T11">N</text:span><text:span text:style-name="T9">° 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/>
            <text:p text:style-name="P15"/>
            <text:p text:style-name="P15"/>
            <text:p text:style-name="P15"/>
            <text:p text:style-name="P7"/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partner_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s text:c="2"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/>
            <text:p text:style-name="P11"><text:span text:style-name="T7">Matrícula <text:s/></text:span><text:span text:style-name="T11">N</text:span><text:span text:style-name="T9">° 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/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party.vat_number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sing_number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Lang(recibo.amount, recibo.party.lang, currency=recibo.currency)&gt;</text:placeholder></text:p>
            <text:p text:style-name="P12"><text:span text:style-name="T7">Lugar </text:span><text:s text:c="2"/>y <text:span text:style-name="T7">Fecha </text:span><text:span text:style-name="Line_20_numbering"><text:placeholder text:placeholder-type="text">&lt;formatLang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33" meta:word-count="154" meta:character-count="1652" meta:non-whitespace-character-count="1479"/>
    <meta:user-defined meta:name="Info 1"/>
    <meta:user-defined meta:name="Info 2"/>
    <meta:user-defined meta:name="Info 3"/>
    <meta:user-defined meta:name="Info 4"/>
  </office:meta>
</office:document-meta>
</file>